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" style:font-name-complex="Calibri"/>
    </style:style>
    <style:style style:name="T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" style:parent-style-name="Policepardéfaut" style:family="text">
      <style:text-properties style:font-name="Calibri" style:font-name-complex="Calibri"/>
    </style:style>
    <style:style style:name="T6" style:parent-style-name="Policepardéfaut" style:family="text">
      <style:text-properties style:font-name="Calibri" style:font-name-complex="Calibri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T8" style:parent-style-name="Policepardéfaut" style:family="text">
      <style:text-properties style:font-name="Calibri" style:font-name-complex="Calibri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libri" style:font-name-complex="Calibri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" style:parent-style-name="Policepardéfaut" style:family="text">
      <style:text-properties style:font-name="Calibri" style:font-name-complex="Calibri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9" style:parent-style-name="Policepardéfaut" style:family="text">
      <style:text-properties style:font-name="Calibri" style:font-name-complex="Calibri"/>
    </style:style>
    <style:style style:name="T20" style:parent-style-name="Policepardéfaut" style:family="text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complex="Calibri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name="T26" style:parent-style-name="Policepardéfaut" style:family="text">
      <style:text-properties style:font-name="Calibri" style:font-name-complex="Calibri"/>
    </style:style>
    <style:style style:name="T27" style:parent-style-name="Policepardéfaut" style:family="text">
      <style:text-properties style:font-name="Calibri" style:font-name-complex="Calibri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9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3" style:parent-style-name="Policepardéfaut" style:family="text">
      <style:text-properties style:font-name="Calibri" style:font-name-complex="Calibri"/>
    </style:style>
    <style:style style:name="T3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" style:parent-style-name="Policepardéfaut" style:family="text">
      <style:text-properties style:font-name="Calibri" style:font-name-complex="Calibri"/>
    </style:style>
    <style:style style:name="P38" style:parent-style-name="Textbody" style:family="paragraph">
      <style:paragraph-properties fo:margin-bottom="0in" fo:line-height="136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39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0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1" style:parent-style-name="Textbody" style:family="paragraph">
      <style:paragraph-properties fo:margin-bottom="0in" fo:line-height="136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42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3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4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5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6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7" style:parent-style-name="Textbody" style:family="paragraph">
      <style:paragraph-properties fo:margin-bottom="0in" fo:line-height="136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48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49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50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51" style:parent-style-name="Textbody" style:family="paragraph">
      <style:paragraph-properties fo:margin-bottom="0in" fo:line-height="136%"/>
    </style:style>
    <style:style style:name="T52" style:parent-style-name="Policepardéfaut" style:family="text">
      <style:text-properties style:font-name="Arial" style:font-name-complex="Arial" fo:color="#000000" fo:font-size="10pt" style:font-size-asian="10pt" style:font-size-complex="10pt" fo:language="fr" fo:country="FR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54" style:parent-style-name="Textbody" style:family="paragraph">
      <style:paragraph-properties fo:margin-bottom="0in" fo:line-height="136%" fo:margin-left="0.4923in">
        <style:tab-stops/>
      </style:paragraph-properties>
      <style:text-properties style:font-name="Arial" style:font-name-complex="Arial" fo:color="#000000" fo:font-size="10pt" style:font-size-asian="10pt" style:font-size-complex="10pt" fo:language="fr" fo:country="FR"/>
    </style:style>
    <style:style style:name="P55" style:parent-style-name="Textbody" style:family="paragraph">
      <style:paragraph-properties fo:margin-bottom="0in" fo:line-height="136%"/>
    </style:style>
    <style:style style:name="T56" style:parent-style-name="Policepardéfaut" style:family="text">
      <style:text-properties style:font-name="Arial" style:font-name-complex="Arial" fo:color="#000000" fo:font-size="10pt" style:font-size-asian="10pt" style:font-size-complex="10pt" fo:language="fr" fo:country="FR"/>
    </style:style>
    <style:style style:name="P57" style:parent-style-name="Textbody" style:family="paragraph">
      <style:paragraph-properties fo:margin-bottom="0in" fo:line-height="136%"/>
    </style:style>
    <style:style style:name="T58" style:parent-style-name="Policepardéfaut" style:family="text">
      <style:text-properties style:font-name="Arial" style:font-name-complex="Arial" fo:color="#000000" fo:font-size="10pt" style:font-size-asian="10pt" style:font-size-complex="10pt" fo:language="fr" fo:country="FR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60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61" style:parent-style-name="Textbody" style:family="paragraph">
      <style:paragraph-properties fo:margin-bottom="0in" fo:line-height="136%"/>
    </style:style>
    <style:style style:name="T62" style:parent-style-name="Policepardéfaut" style:family="text">
      <style:text-properties style:font-name="Arial" style:font-name-complex="Arial" fo:color="#000000" fo:font-size="10pt" style:font-size-asian="10pt" style:font-size-complex="10pt" fo:language="fr" fo:country="FR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64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65" style:parent-style-name="Textbody" style:family="paragraph">
      <style:paragraph-properties fo:margin-bottom="0in" fo:line-height="136%" fo:margin-left="0.4923in">
        <style:tab-stops/>
      </style:paragraph-properties>
      <style:text-properties style:font-name="Arial" style:font-name-complex="Arial" fo:color="#000000" fo:font-size="10pt" style:font-size-asian="10pt" style:font-size-complex="10pt" fo:language="fr" fo:country="FR"/>
    </style:style>
    <style:style style:name="P66" style:parent-style-name="Textbody" style:family="paragraph">
      <style:paragraph-properties fo:margin-bottom="0in" fo:line-height="136%"/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68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69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70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71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72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73" style:parent-style-name="Textbody" style:family="paragraph">
      <style:paragraph-properties fo:margin-bottom="0in" fo:line-height="136%" fo:text-indent="0.4923in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74" style:parent-style-name="Textbody" style:family="paragraph">
      <style:paragraph-properties fo:margin-bottom="0in" fo:line-height="136%" fo:margin-left="0.4923in">
        <style:tab-stops/>
      </style:paragraph-properties>
      <style:text-properties style:font-name="Arial" style:font-name-complex="Arial" fo:color="#000000" fo:font-size="10pt" style:font-size-asian="10pt" style:font-size-complex="10pt" fo:language="fr" fo:country="FR"/>
    </style:style>
    <style:style style:name="P75" style:parent-style-name="Textbody" style:family="paragraph">
      <style:paragraph-properties fo:margin-bottom="0in" fo:line-height="136%" fo:text-indent="0.4923in"/>
    </style:style>
    <style:style style:name="T76" style:parent-style-name="Policepardéfaut" style:family="text">
      <style:text-properties style:font-name="Arial" style:font-name-complex="Arial" fo:color="#000000" fo:font-size="10pt" style:font-size-asian="10pt" style:font-size-complex="10pt" fo:language="fr" fo:country="FR"/>
    </style:style>
    <style:style style:name="P77" style:parent-style-name="Textbody" style:family="paragraph">
      <style:paragraph-properties fo:margin-bottom="0in" fo:line-height="136%"/>
      <style:text-properties style:font-name="Arial" style:font-name-complex="Arial" fo:font-size="10pt" style:font-size-asian="10pt" style:font-size-complex="10pt" fo:language="fr" fo:country="FR"/>
    </style:style>
    <style:style style:name="P78" style:parent-style-name="Textbody" style:family="paragraph">
      <style:paragraph-properties fo:margin-bottom="0in" fo:line-height="136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fr" fo:country="FR"/>
    </style:style>
    <style:style style:name="P79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80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81" style:parent-style-name="Textbody" style:family="paragraph">
      <style:paragraph-properties fo:margin-bottom="0in" fo:line-height="136%"/>
      <style:text-properties style:font-name="Arial" style:font-name-complex="Arial" fo:color="#000000" fo:font-size="10pt" style:font-size-asian="10pt" style:font-size-complex="10pt" fo:language="fr" fo:country="FR"/>
    </style:style>
    <style:style style:name="P82" style:parent-style-name="Textbody" style:family="paragraph">
      <style:text-properties style:font-name="Arial" style:font-name-complex="Arial" fo:font-size="10pt" style:font-size-asian="10pt" style:font-size-complex="10pt" fo:language="fr" fo:country="FR"/>
    </style:style>
    <style:style style:name="P83" style:parent-style-name="Normal" style:family="paragraph">
      <style:text-properties style:font-name="Arial" style:font-name-complex="Arial" fo:language="fr" fo:country="FR"/>
    </style:style>
    <style:style style:family="graphic" style:name="a3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3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1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2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9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1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1389in" svg:stroke-color="#000000" svg:stroke-opacity="100%" draw:stroke-linejoin="miter" svg:stroke-linecap="butt"/>
    </style:style>
  </office:automatic-styles>
  <office:body>
    <office:text text:use-soft-page-breaks="true">
      <text:p text:style-name="P1"><text:span text:style-name="T2"><draw:frame draw:z-index="251686912" draw:id="id0" draw:style-name="a0" draw:name="Zone de texte 45" text:anchor-type="paragraph" svg:x="0.12945in" svg:y="5.71118in" svg:width="0.61806in" svg:height="0.35625in" style:rel-width="scale" style:rel-height="scale"><draw:text-box><text:p text:style-name="Normal"><text:span text:style-name="T3">DS</text:span><text:span text:style-name="T4">6</text:span></text:p></draw:text-box><svg:title/><svg:desc/></draw:frame></text:span><text:span text:style-name="T5"><draw:g draw:z-index="251694080" draw:name="Groupe 9" draw:id="id4" draw:style-name="a4" text:anchor-type="paragraph"><svg:title/><svg:desc/><draw:connector draw:type="line" svg:x1="1.38889in" svg:y1="7.95139in" svg:x2="1.02778in" svg:y2="7.95139in" draw:id="id1" draw:style-name="a1" draw:name="Connecteur droit 33"><svg:title/><svg:desc/></draw:connector><draw:connector draw:type="line" svg:x1="1.38889in" svg:y1="8.72222in" svg:x2="1.02778in" svg:y2="8.72222in" draw:id="id2" draw:style-name="a2" draw:name="Connecteur droit 34"><svg:title/><svg:desc/></draw:connector><draw:connector draw:type="line" svg:x1="1.02778in" svg:y1="7.95139in" svg:x2="1.02778in" svg:y2="8.72222in" draw:id="id3" draw:style-name="a3" draw:name="Connecteur droit 35"><svg:title/><svg:desc/></draw:connector></draw:g></text:span><text:span text:style-name="T6"><draw:frame draw:z-index="251691008" draw:id="id5" draw:style-name="a5" draw:name="Zone de texte 48" text:anchor-type="paragraph" svg:x="0.23889in" svg:y="7.18333in" svg:width="0.71042in" svg:height="0.35in" style:rel-width="scale" style:rel-height="scale"><draw:text-box><text:p text:style-name="P7">DS7</text:p></draw:text-box><svg:title/><svg:desc/></draw:frame></text:span><text:span text:style-name="T8"><draw:frame draw:z-index="251688960" draw:id="id6" draw:style-name="a6" draw:name="Zone de texte 46" text:anchor-type="paragraph" svg:x="0.12917in" svg:y="8.26389in" svg:width="0.71042in" svg:height="0.35in" style:rel-width="scale" style:rel-height="scale"><draw:text-box><text:p text:style-name="P9">DS8</text:p></draw:text-box><svg:title/><svg:desc/></draw:frame></text:span><text:span text:style-name="T10"><draw:frame draw:z-index="251684864" draw:id="id7" draw:style-name="a7" draw:name="Zone de texte 44" text:anchor-type="paragraph" svg:x="0.25417in" svg:y="4.76806in" svg:width="0.61806in" svg:height="0.36806in" style:rel-width="scale" style:rel-height="scale"><draw:text-box><text:p text:style-name="Normal"><text:span text:style-name="T11">DS</text:span><text:span text:style-name="T12">5</text:span></text:p></draw:text-box><svg:title/><svg:desc/></draw:frame></text:span><text:span text:style-name="T13"><draw:frame draw:z-index="251682816" draw:id="id8" draw:style-name="a8" draw:name="Zone de texte 43" text:anchor-type="paragraph" svg:x="0.26806in" svg:y="4.13889in" svg:width="0.61806in" svg:height="0.36806in" style:rel-width="scale" style:rel-height="scale"><draw:text-box><text:p text:style-name="Normal"><text:span text:style-name="T14">DS</text:span><text:span text:style-name="T15">4</text:span></text:p></draw:text-box><svg:title/><svg:desc/></draw:frame></text:span><text:span text:style-name="T16"><draw:frame draw:z-index="251657214" draw:id="id9" draw:style-name="a9" draw:name="Zone de texte 42" text:anchor-type="paragraph" svg:x="0.27639in" svg:y="3.27361in" svg:width="0.61806in" svg:height="0.36806in" style:rel-width="scale" style:rel-height="scale"><draw:text-box><text:p text:style-name="Normal"><text:span text:style-name="T17">DS</text:span><text:span text:style-name="T18">3</text:span></text:p></draw:text-box><svg:title/><svg:desc/></draw:frame></text:span><text:span text:style-name="T19"><draw:g draw:z-index="251661312" draw:name="Groupe 9" draw:id="id13" draw:style-name="a13" text:anchor-type="paragraph"><svg:title/><svg:desc/><draw:connector draw:type="line" svg:x1="0.82639in" svg:y1="0.78472in" svg:x2="0.45139in" svg:y2="0.78472in" draw:id="id10" draw:style-name="a10" draw:name="Connecteur droit 2"><svg:title/><svg:desc/></draw:connector><draw:connector draw:type="line" svg:x1="0.82639in" svg:y1="9.76389in" svg:x2="0.45139in" svg:y2="9.76389in" draw:id="id11" draw:style-name="a11" draw:name="Connecteur droit 3"><svg:title/><svg:desc/></draw:connector><draw:connector draw:type="line" svg:x1="0.45139in" svg:y1="0.78472in" svg:x2="0.45139in" svg:y2="9.76389in" draw:id="id12" draw:style-name="a12" draw:name="Connecteur droit 4"><svg:title/><svg:desc/></draw:connector></draw:g></text:span><text:span text:style-name="T20"><draw:g draw:z-index="251664384" draw:name="Groupe 9" draw:id="id17" draw:style-name="a17" text:anchor-type="paragraph"><svg:title/><svg:desc/><draw:connector draw:type="line" svg:x1="1.43056in" svg:y1="1.64583in" svg:x2="0.91667in" svg:y2="1.64583in" draw:id="id14" draw:style-name="a14" draw:name="Connecteur droit 8"><svg:title/><svg:desc/></draw:connector><draw:connector draw:type="line" svg:x1="1.43056in" svg:y1="2.90625in" svg:x2="0.91667in" svg:y2="2.90625in" draw:id="id15" draw:style-name="a15" draw:name="Connecteur droit 9"><svg:title/><svg:desc/></draw:connector><draw:connector draw:type="line" svg:x1="0.91667in" svg:y1="1.64583in" svg:x2="0.91667in" svg:y2="2.90625in" draw:id="id16" draw:style-name="a16" draw:name="Connecteur droit 11"><svg:title/><svg:desc/></draw:connector></draw:g></text:span><text:span text:style-name="T21"><draw:g draw:z-index="251677696" draw:name="Groupe 9" draw:id="id21" draw:style-name="a21" text:anchor-type="paragraph"><svg:title/><svg:desc/><draw:connector draw:type="line" svg:x1="1.34028in" svg:y1="9.03472in" svg:x2="0.90972in" svg:y2="9.03472in" draw:id="id18" draw:style-name="a18" draw:name="Connecteur droit 38"><svg:title/><svg:desc/></draw:connector><draw:connector draw:type="line" svg:x1="1.34028in" svg:y1="9.72083in" svg:x2="0.90972in" svg:y2="9.72083in" draw:id="id19" draw:style-name="a19" draw:name="Connecteur droit 39"><svg:title/><svg:desc/></draw:connector><draw:connector draw:type="line" svg:x1="0.90972in" svg:y1="9.03472in" svg:x2="0.90972in" svg:y2="9.72083in" draw:id="id20" draw:style-name="a20" draw:name="Connecteur droit 40"><svg:title/><svg:desc/></draw:connector></draw:g></text:span><text:span text:style-name="T22"><draw:g draw:z-index="251674624" draw:name="Groupe 9" draw:id="id25" draw:style-name="a25" text:anchor-type="paragraph"><svg:title/><svg:desc/><draw:connector draw:type="line" svg:x1="1.43056in" svg:y1="6.47222in" svg:x2="0.90972in" svg:y2="6.47222in" draw:id="id22" draw:style-name="a22" draw:name="Connecteur droit 29"><svg:title/><svg:desc/></draw:connector><draw:connector draw:type="line" svg:x1="1.43056in" svg:y1="8.9375in" svg:x2="0.90972in" svg:y2="8.9375in" draw:id="id23" draw:style-name="a23" draw:name="Connecteur droit 30"><svg:title/><svg:desc/></draw:connector><draw:connector draw:type="line" svg:x1="0.90972in" svg:y1="6.47222in" svg:x2="0.90972in" svg:y2="8.9375in" draw:id="id24" draw:style-name="a24" draw:name="Connecteur droit 31"><svg:title/><svg:desc/></draw:connector></draw:g></text:span><text:span text:style-name="T23"><draw:g draw:z-index="251693056" draw:name="Groupe 9" draw:id="id29" draw:style-name="a29" text:anchor-type="paragraph"><svg:title/><svg:desc/><draw:connector draw:type="line" svg:x1="1.43056in" svg:y1="5.53472in" svg:x2="1.04167in" svg:y2="5.53472in" draw:id="id26" draw:style-name="a26" draw:name="Connecteur droit 21"><svg:title/><svg:desc/></draw:connector><draw:connector draw:type="line" svg:x1="1.43056in" svg:y1="6.25694in" svg:x2="1.04167in" svg:y2="6.25694in" draw:id="id27" draw:style-name="a27" draw:name="Connecteur droit 22"><svg:title/><svg:desc/></draw:connector><draw:connector draw:type="line" svg:x1="1.04167in" svg:y1="5.53472in" svg:x2="1.04167in" svg:y2="6.25694in" draw:id="id28" draw:style-name="a28" draw:name="Connecteur droit 23"><svg:title/><svg:desc/></draw:connector></draw:g></text:span><text:span text:style-name="T24"><draw:g draw:z-index="251692032" draw:name="Groupe 9" draw:id="id33" draw:style-name="a33" text:anchor-type="paragraph"><svg:title/><svg:desc/><draw:connector draw:type="line" svg:x1="1.43056in" svg:y1="4.95139in" svg:x2="1.04861in" svg:y2="4.95139in" draw:id="id30" draw:style-name="a30" draw:name="Connecteur droit 17"><svg:title/><svg:desc/></draw:connector><draw:connector draw:type="line" svg:x1="1.43056in" svg:y1="5.39583in" svg:x2="1.04861in" svg:y2="5.39583in" draw:id="id31" draw:style-name="a31" draw:name="Connecteur droit 18"><svg:title/><svg:desc/></draw:connector><draw:connector draw:type="line" svg:x1="1.04861in" svg:y1="4.95139in" svg:x2="1.04861in" svg:y2="5.39583in" draw:id="id32" draw:style-name="a32" draw:name="Connecteur droit 19"><svg:title/><svg:desc/></draw:connector></draw:g></text:span><text:span text:style-name="T25"><draw:g draw:z-index="251680768" draw:name="Groupe 9" draw:id="id37" draw:style-name="a37" text:anchor-type="paragraph"><svg:title/><svg:desc/><draw:connector draw:type="line" svg:x1="1.47917in" svg:y1="4.01389in" svg:x2="1.04167in" svg:y2="4.01389in" draw:id="id34" draw:style-name="a34" draw:name="Connecteur droit 13"><svg:title/><svg:desc/></draw:connector><draw:connector draw:type="line" svg:x1="1.47917in" svg:y1="4.64583in" svg:x2="1.04167in" svg:y2="4.64583in" draw:id="id35" draw:style-name="a35" draw:name="Connecteur droit 14"><svg:title/><svg:desc/></draw:connector><draw:connector draw:type="line" svg:x1="1.04167in" svg:y1="4.01389in" svg:x2="1.04167in" svg:y2="4.64583in" draw:id="id36" draw:style-name="a36" draw:name="Connecteur droit 15"><svg:title/><svg:desc/></draw:connector></draw:g></text:span><text:span text:style-name="T26"><draw:g draw:z-index="251672576" draw:name="Groupe 9" draw:id="id41" draw:style-name="a41" text:anchor-type="paragraph"><svg:title/><svg:desc/><draw:connector draw:type="line" svg:x1="1.47917in" svg:y1="3.15278in" svg:x2="0.90972in" svg:y2="3.15278in" draw:id="id38" draw:style-name="a38" draw:name="Connecteur droit 25"><svg:title/><svg:desc/></draw:connector><draw:connector draw:type="line" svg:x1="1.47917in" svg:y1="6.39583in" svg:x2="0.90972in" svg:y2="6.39583in" draw:id="id39" draw:style-name="a39" draw:name="Connecteur droit 26"><svg:title/><svg:desc/></draw:connector><draw:connector draw:type="line" svg:x1="0.90972in" svg:y1="3.15278in" svg:x2="0.90972in" svg:y2="6.39583in" draw:id="id40" draw:style-name="a40" draw:name="Connecteur droit 27"><svg:title/><svg:desc/></draw:connector></draw:g></text:span><text:span text:style-name="T27"><draw:frame draw:z-index="251679744" draw:id="id42" draw:style-name="a42" draw:name="Zone de texte 41" text:anchor-type="paragraph" svg:x="0.17361in" svg:y="2.5in" svg:width="0.71042in" svg:height="0.26667in" style:rel-width="scale" style:rel-height="scale"><draw:text-box><text:p text:style-name="Normal"><text:span text:style-name="T28">DS</text:span><text:span text:style-name="T29">2</text:span></text:p></draw:text-box><svg:title/><svg:desc/></draw:frame></text:span><text:span text:style-name="T30"><draw:frame draw:z-index="251658239" draw:id="id43" draw:style-name="a43" draw:name="Zone de texte 36" text:anchor-type="paragraph" svg:x="0.15972in" svg:y="1in" svg:width="0.71042in" svg:height="0.26667in" style:rel-width="scale" style:rel-height="scale"><draw:text-box><text:p text:style-name="Normal"><text:span text:style-name="T31">DS</text:span><text:span text:style-name="T32">1</text:span></text:p></draw:text-box><svg:title/><svg:desc/></draw:frame></text:span><text:span text:style-name="T33"><draw:frame draw:z-index="251662336" draw:id="id44" draw:style-name="a44" draw:name="Zone de texte 6" text:anchor-type="paragraph" svg:x="-0.2875in" svg:y="0.03889in" svg:width="0.6625in" svg:height="0.46042in" style:rel-width="scale" style:rel-height="scale"><draw:text-box><text:p text:style-name="Normal"><text:span text:style-name="T34">D</text:span><text:span text:style-name="T35">S</text:span><text:span text:style-name="T36">0</text:span></text:p></draw:text-box><svg:title/><svg:desc/></draw:frame></text:span><text:span text:style-name="T37"><draw:frame draw:z-index="251659264" draw:id="id45" draw:style-name="a45" draw:name="Zone de texte 1" text:anchor-type="paragraph" svg:x="1.00417in" svg:y="0.00417in" svg:width="6.29514in" svg:height="8.92917in" style:rel-width="scale" style:rel-height="scale"><draw:text-box><text:p text:style-name="P38"><text:bookmark-start text:name="docs-internal-guid-397eaf9d-6473-bdf2-22"/><text:bookmark-end text:name="docs-internal-guid-397eaf9d-6473-bdf2-22"/>[I0: Trouver un restaurant sur paris]</text:p><text:p text:style-name="P39">Y: tu n'aurais pas de bon resto à me conseiller sur paris ?</text:p><text:p text:style-name="P40">C: Bah écoutes ça fait super longtemps que je ne suis pas sortie.</text:p><text:p text:style-name="P41">[I1: Connaître les goûts de Yoren]</text:p><text:p text:style-name="P42">Je peux te conseiller, après ça dépends de quelle style tu aimes ?</text:p><text:p text:style-name="P43">Y: tant que tu peux m'éloigner de ce que j'aime à savoir de mc Do et quick à châtelet,  déjà ça serait pas mal.</text:p><text:p text:style-name="P44">C: Ah non, mais la de toute façon ce n'est pas un restaurant</text:p><text:p text:style-name="P45">Y: Voilà. je veux bien manger plus proprement.</text:p><text:p text:style-name="P46"/><text:p text:style-name="P47">[I2: Proposer un premier restaurant sur paris et vérifier que ça convient]</text:p><text:p text:style-name="P48">C: Un truc bien sympathique ...</text:p><text:p text:style-name="P49">Alors, Après moi<text:s/>je sais que du côté de république y'a pas mal de restaurant sympa.</text:p><text:p text:style-name="P50">Par exemple: parigot, brasserie classique avec un bon rapport qualité prix.</text:p><text:p text:style-name="P51"><text:span text:style-name="T52"><text:tab/></text:span><text:span text:style-name="T53">[I 3: Inconvénient du restaurant proposé]</text:span></text:p><text:p text:style-name="P54">Bien qu'ils ont réduit la taille de leur café gourmand, Avant tu avais de gros gâteaux limite tu en avais trop.  </text:p><text:p text:style-name="P55"><text:span text:style-name="T56"><text:tab/>Y: peut-être parce qu'ils ont trop de monde ?</text:span></text:p><text:p text:style-name="P57"><text:span text:style-name="T58"><text:tab/></text:span><text:span text:style-name="T59">[I 4: L'ambiance du restaurant]</text:span></text:p><text:p text:style-name="P60"><text:tab/>C: C'est vrai qu'il y'a du monde mais l'ambiance est sympathique et ils ont du  bon vin c'est jamais un mal qu'on en<text:s/><text:tab/>boit évidemment.</text:p><text:p text:style-name="P61"><text:span text:style-name="T62"><text:tab/></text:span><text:span text:style-name="T63">[I 5: Possibilité de réservation]</text:span></text:p><text:p text:style-name="P64"><text:tab/>Y: tu me conseillerais de réserver pour y aller?</text:p><text:p text:style-name="P65">C: non, non,  pas vraiment. Mais si tu veux vraiment y manger effectivement il    vaut mieux</text:p><text:p text:style-name="P66"><text:span text:style-name="T67">[I6: Mesurer la difficulté de trouver un bon restaurant végétarien]</text:span></text:p><text:p text:style-name="P68">C:<text:s/>C'est pas trop dure de trouver des restaurants sur paris quand on est végétariens?</text:p><text:p text:style-name="P69">Y: Si, c'est super dur</text:p><text:p text:style-name="P70">J'en connais deux. Un où je ne suis jamais aller, on m'a dit que du bien mais tous les commentaires que j'ai lu sur internet  étaient mauvais.</text:p><text:p text:style-name="P71">ils disaient que ça se dégradait, que c'était de moins en moins sympathique.  </text:p><text:p text:style-name="P72">C: Oula !</text:p><text:p text:style-name="P73">[I 7: Donner un exemple de bon restaurant végétarien sur Paris]</text:p><text:p text:style-name="P74">Y: Il y'a un autre où j'ai été avec l'équipe, c'était y' a pas si longtemps, qui s'appelle le grenier de notre<text:s/>dame.</text:p><text:p text:style-name="P75"><text:span text:style-name="T76">C'est un petit restaurant très sympa, on y mange vraiment bien.</text:span></text:p><text:p text:style-name="P77"/><text:p text:style-name="P78">[I8: Mettre le point sur le problème de réservation sur paris]</text:p><text:p text:style-name="P79">Y: Par contre c'est réservation obligatoire. même à 3 ou 4 t'es pas sur de rentrer.</text:p><text:p text:style-name="P80">C: c'est vrai à paris, t'as beau avoir un max de restaurant, le problème des restau, les bons c'est  toujours difficile d'y rentrer au final.</text:p><text:p text:style-name="P81">Y: C'est un petit peu le soucis</text:p><text:p text:style-name="P82"/><text:p text:style-name="P83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</meta:initial-creator>
    <dc:creator>Entreprise ZENIKA</dc:creator>
    <meta:creation-date>2018-07-04T10:41:00Z</meta:creation-date>
    <dc:date>2018-07-05T15:06:00Z</dc:date>
    <meta:print-date>2018-07-05T14:39:00Z</meta:print-date>
    <meta:template xlink:href="Normal" xlink:type="simple"/>
    <meta:editing-cycles>10</meta:editing-cycles>
    <meta:editing-duration>PT0S</meta:editing-duration>
    <meta:document-statistic meta:page-count="1" meta:paragraph-count="1" meta:word-count="3" meta:character-count="19" meta:row-count="1" meta:non-whitespace-character-count="17"/>
  </office:meta>
</office:document-meta>
</file>